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cm"/>
    </style:style>
    <style:style style:name="co2" style:family="table-column">
      <style:table-column-properties fo:break-before="auto" style:column-width="5.99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6.19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88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-asian="Microsoft YaHei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[$Tabelle1.$F$2:.$F$50])" table:allow-empty-cell="true" table:display-list="unsorted" table:base-cell-address="Tabelle1.B2"/>
      </table:content-validations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office:value-type="string">
            <text:p>Extern</text:p>
          </table:table-cell>
          <table:table-cell office:value-type="string">
            <text:p>Intern;Text</text:p>
          </table:table-cell>
          <table:table-cell office:value-type="string">
            <text:p>alt</text:p>
          </table:table-cell>
          <table:table-cell office:value-type="string">
            <text:p>Originaltext</text:p>
          </table:table-cell>
          <table:table-cell/>
          <table:table-cell table:style-name="Default" office:value-type="string">
            <text:p>Daten für Auswahlliste</text:p>
          </table:table-cell>
        </table:table-row>
        <table:table-row table:style-name="ro2">
          <table:table-cell office:value-type="float" office:value="1903">
            <text:p>1903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01</text:p>
          </table:table-cell>
          <table:table-cell office:value-type="string">
            <text:p>Ladeneigensortiment / Non Food</text:p>
          </table:table-cell>
          <table:table-cell/>
          <table:table-cell table:formula="of:=IF(['file:///C:/Entwicklung/Weltladen-Kasse/ETL/FAIRTRADE/Mappings/OpenOfficeDocuments/product_category_mapping.ods'#$Tabelle1.E7] &gt;0;['file:///C:/Entwicklung/Weltladen-Kasse/ETL/FAIRTRADE/Mappings/OpenOfficeDocuments/product_category_mapping.ods'#$Tabelle1.E7];&quot;&quot;)" office:value-type="string" office:string-value="SC101;Süßwaren">
            <text:p>SC101;Süßwaren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002</text:p>
          </table:table-cell>
          <table:table-cell office:value-type="string">
            <text:p>Modeschmuck Nepal</text:p>
          </table:table-cell>
          <table:table-cell/>
          <table:table-cell table:formula="of:=IF(['file:///C:/Entwicklung/Weltladen-Kasse/ETL/FAIRTRADE/Mappings/OpenOfficeDocuments/product_category_mapping.ods'#$Tabelle1.E8] &gt;0;['file:///C:/Entwicklung/Weltladen-Kasse/ETL/FAIRTRADE/Mappings/OpenOfficeDocuments/product_category_mapping.ods'#$Tabelle1.E8];&quot;&quot;)" office:value-type="string" office:string-value="SC102;Tee">
            <text:p>SC102;Tee</text:p>
          </table:table-cell>
        </table:table-row>
        <table:table-row table:style-name="ro2">
          <table:table-cell office:value-type="float" office:value="604">
            <text:p>604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003</text:p>
          </table:table-cell>
          <table:table-cell office:value-type="string">
            <text:p>Schmuck Chile (Aurea)</text:p>
          </table:table-cell>
          <table:table-cell/>
          <table:table-cell table:formula="of:=IF(['file:///C:/Entwicklung/Weltladen-Kasse/ETL/FAIRTRADE/Mappings/OpenOfficeDocuments/product_category_mapping.ods'#$Tabelle1.E9] &gt;0;['file:///C:/Entwicklung/Weltladen-Kasse/ETL/FAIRTRADE/Mappings/OpenOfficeDocuments/product_category_mapping.ods'#$Tabelle1.E9];&quot;&quot;)" office:value-type="string" office:string-value="SC103;Kaffee">
            <text:p>SC103;Kaffee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04</text:p>
          </table:table-cell>
          <table:table-cell office:value-type="string">
            <text:p>Speckstein (Kisii)</text:p>
          </table:table-cell>
          <table:table-cell/>
          <table:table-cell table:formula="of:=IF(['file:///C:/Entwicklung/Weltladen-Kasse/ETL/FAIRTRADE/Mappings/OpenOfficeDocuments/product_category_mapping.ods'#$Tabelle1.E10] &gt;0;['file:///C:/Entwicklung/Weltladen-Kasse/ETL/FAIRTRADE/Mappings/OpenOfficeDocuments/product_category_mapping.ods'#$Tabelle1.E10];&quot;&quot;)" office:value-type="string" office:string-value="SC104;Knabberprodukte">
            <text:p>SC104;Knabberprodukte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05</text:p>
          </table:table-cell>
          <table:table-cell office:value-type="string">
            <text:p>Ziegenleder</text:p>
          </table:table-cell>
          <table:table-cell/>
          <table:table-cell table:formula="of:=IF(['file:///C:/Entwicklung/Weltladen-Kasse/ETL/FAIRTRADE/Mappings/OpenOfficeDocuments/product_category_mapping.ods'#$Tabelle1.E11] &gt;0;['file:///C:/Entwicklung/Weltladen-Kasse/ETL/FAIRTRADE/Mappings/OpenOfficeDocuments/product_category_mapping.ods'#$Tabelle1.E11];&quot;&quot;)" office:value-type="string" office:string-value="SC105;Getreide/Nudeln/Rohware">
            <text:p>SC105;Getreide/Nudeln/Rohware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06</text:p>
          </table:table-cell>
          <table:table-cell office:value-type="string">
            <text:p>Horn und Holzwaren</text:p>
          </table:table-cell>
          <table:table-cell/>
          <table:table-cell table:formula="of:=IF(['file:///C:/Entwicklung/Weltladen-Kasse/ETL/FAIRTRADE/Mappings/OpenOfficeDocuments/product_category_mapping.ods'#$Tabelle1.E12] &gt;0;['file:///C:/Entwicklung/Weltladen-Kasse/ETL/FAIRTRADE/Mappings/OpenOfficeDocuments/product_category_mapping.ods'#$Tabelle1.E12];&quot;&quot;)" office:value-type="string" office:string-value="SC106;Honig/Marmelade">
            <text:p>SC106;Honig/Marmelade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content-validation-name="val1" office:value-type="string">
            <text:p>SC199;sonst. Lebensmittel</text:p>
          </table:table-cell>
          <table:table-cell office:value-type="string">
            <text:p>SC007</text:p>
          </table:table-cell>
          <table:table-cell office:value-type="string">
            <text:p>Zubehör Kaffee, Tee, Schoko</text:p>
          </table:table-cell>
          <table:table-cell/>
          <table:table-cell table:formula="of:=IF(['file:///C:/Entwicklung/Weltladen-Kasse/ETL/FAIRTRADE/Mappings/OpenOfficeDocuments/product_category_mapping.ods'#$Tabelle1.E13] &gt;0;['file:///C:/Entwicklung/Weltladen-Kasse/ETL/FAIRTRADE/Mappings/OpenOfficeDocuments/product_category_mapping.ods'#$Tabelle1.E13];&quot;&quot;)" office:value-type="string" office:string-value="SC107;Soßen/Chutneys">
            <text:p>SC107;Soßen/Chutneys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table:content-validation-name="val1" office:value-type="string">
            <text:p>SC499;sonst. Schreibwaren</text:p>
          </table:table-cell>
          <table:table-cell office:value-type="string">
            <text:p>SC008</text:p>
          </table:table-cell>
          <table:table-cell office:value-type="string">
            <text:p>Papierwaren Fair Trade Media</text:p>
          </table:table-cell>
          <table:table-cell/>
          <table:table-cell table:formula="of:=IF(['file:///C:/Entwicklung/Weltladen-Kasse/ETL/FAIRTRADE/Mappings/OpenOfficeDocuments/product_category_mapping.ods'#$Tabelle1.E14] &gt;0;['file:///C:/Entwicklung/Weltladen-Kasse/ETL/FAIRTRADE/Mappings/OpenOfficeDocuments/product_category_mapping.ods'#$Tabelle1.E14];&quot;&quot;)" office:value-type="string" office:string-value="SC108;Gewürze/Kräuter">
            <text:p>SC108;Gewürze/Kräuter</text:p>
          </table:table-cell>
        </table:table-row>
        <table:table-row table:style-name="ro1">
          <table:table-cell office:value-type="float" office:value="9902">
            <text:p>9902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09</text:p>
          </table:table-cell>
          <table:table-cell office:value-type="string">
            <text:p>Ladenbedarf / Ladenausstattung</text:p>
          </table:table-cell>
          <table:table-cell/>
          <table:table-cell table:formula="of:=IF(['file:///C:/Entwicklung/Weltladen-Kasse/ETL/FAIRTRADE/Mappings/OpenOfficeDocuments/product_category_mapping.ods'#$Tabelle1.E15] &gt;0;['file:///C:/Entwicklung/Weltladen-Kasse/ETL/FAIRTRADE/Mappings/OpenOfficeDocuments/product_category_mapping.ods'#$Tabelle1.E15];&quot;&quot;)" office:value-type="string" office:string-value="SC109;Getränke (nichtalkoholisch)">
            <text:p>SC109;Getränke (nichtalkoholisch)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content-validation-name="val1" office:value-type="string">
            <text:p>SC106;Honig/Marmelade</text:p>
          </table:table-cell>
          <table:table-cell office:value-type="string">
            <text:p>SC010</text:p>
          </table:table-cell>
          <table:table-cell office:value-type="string">
            <text:p># Marmeladen &amp; Konfitüren</text:p>
          </table:table-cell>
          <table:table-cell/>
          <table:table-cell table:formula="of:=IF(['file:///C:/Entwicklung/Weltladen-Kasse/ETL/FAIRTRADE/Mappings/OpenOfficeDocuments/product_category_mapping.ods'#$Tabelle1.E16] &gt;0;['file:///C:/Entwicklung/Weltladen-Kasse/ETL/FAIRTRADE/Mappings/OpenOfficeDocuments/product_category_mapping.ods'#$Tabelle1.E16];&quot;&quot;)" office:value-type="string" office:string-value="SC110;Getränke (alkoholisch)">
            <text:p>SC110;Getränke (alkoholisch)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11</text:p>
          </table:table-cell>
          <table:table-cell office:value-type="string">
            <text:p>Präsente 19%</text:p>
          </table:table-cell>
          <table:table-cell/>
          <table:table-cell table:formula="of:=IF(['file:///C:/Entwicklung/Weltladen-Kasse/ETL/FAIRTRADE/Mappings/OpenOfficeDocuments/product_category_mapping.ods'#$Tabelle1.E17] &gt;0;['file:///C:/Entwicklung/Weltladen-Kasse/ETL/FAIRTRADE/Mappings/OpenOfficeDocuments/product_category_mapping.ods'#$Tabelle1.E17];&quot;&quot;)" office:value-type="string" office:string-value="SC111;Bewirtung">
            <text:p>SC111;Bewirtung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12</text:p>
          </table:table-cell>
          <table:table-cell office:value-type="string">
            <text:p>Infos 19%</text:p>
          </table:table-cell>
          <table:table-cell/>
          <table:table-cell table:formula="of:=IF(['file:///C:/Entwicklung/Weltladen-Kasse/ETL/FAIRTRADE/Mappings/OpenOfficeDocuments/product_category_mapping.ods'#$Tabelle1.E18] &gt;0;['file:///C:/Entwicklung/Weltladen-Kasse/ETL/FAIRTRADE/Mappings/OpenOfficeDocuments/product_category_mapping.ods'#$Tabelle1.E18];&quot;&quot;)" office:value-type="string" office:string-value="SC199;sonst. Lebensmittel">
            <text:p>SC199;sonst. Lebensmitte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content-validation-name="val1" office:value-type="string">
            <text:p>SC206;Keramik</text:p>
          </table:table-cell>
          <table:table-cell office:value-type="string">
            <text:p>SC013</text:p>
          </table:table-cell>
          <table:table-cell office:value-type="string">
            <text:p>Keramik Asien</text:p>
          </table:table-cell>
          <table:table-cell/>
          <table:table-cell table:formula="of:=IF(['file:///C:/Entwicklung/Weltladen-Kasse/ETL/FAIRTRADE/Mappings/OpenOfficeDocuments/product_category_mapping.ods'#$Tabelle1.E19] &gt;0;['file:///C:/Entwicklung/Weltladen-Kasse/ETL/FAIRTRADE/Mappings/OpenOfficeDocuments/product_category_mapping.ods'#$Tabelle1.E19];&quot;&quot;)" office:value-type="string" office:string-value="SC201;Körbe">
            <text:p>SC201;Körbe</text:p>
          </table:table-cell>
        </table:table-row>
        <table:table-row table:style-name="ro2">
          <table:table-cell office:value-type="float" office:value="601">
            <text:p>601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014</text:p>
          </table:table-cell>
          <table:table-cell office:value-type="string">
            <text:p>Schmuck Peru (Allpa)</text:p>
          </table:table-cell>
          <table:table-cell/>
          <table:table-cell table:formula="of:=IF(['file:///C:/Entwicklung/Weltladen-Kasse/ETL/FAIRTRADE/Mappings/OpenOfficeDocuments/product_category_mapping.ods'#$Tabelle1.E20] &gt;0;['file:///C:/Entwicklung/Weltladen-Kasse/ETL/FAIRTRADE/Mappings/OpenOfficeDocuments/product_category_mapping.ods'#$Tabelle1.E20];&quot;&quot;)" office:value-type="string" office:string-value="SC202;Musikinstrumente">
            <text:p>SC202;Musikinstrumente</text:p>
          </table:table-cell>
        </table:table-row>
        <table:table-row table:style-name="ro2">
          <table:table-cell office:value-type="float" office:value="1006">
            <text:p>1006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15</text:p>
          </table:table-cell>
          <table:table-cell office:value-type="string">
            <text:p>Capiz</text:p>
          </table:table-cell>
          <table:table-cell/>
          <table:table-cell table:formula="of:=IF(['file:///C:/Entwicklung/Weltladen-Kasse/ETL/FAIRTRADE/Mappings/OpenOfficeDocuments/product_category_mapping.ods'#$Tabelle1.E21] &gt;0;['file:///C:/Entwicklung/Weltladen-Kasse/ETL/FAIRTRADE/Mappings/OpenOfficeDocuments/product_category_mapping.ods'#$Tabelle1.E21];&quot;&quot;)" office:value-type="string" office:string-value="SC203;Kerzen">
            <text:p>SC203;Kerzen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table:content-validation-name="val1" office:value-type="string">
            <text:p>SC206;Keramik</text:p>
          </table:table-cell>
          <table:table-cell office:value-type="string">
            <text:p>SC016</text:p>
          </table:table-cell>
          <table:table-cell office:value-type="string">
            <text:p>Keramik (Auslauf)</text:p>
          </table:table-cell>
          <table:table-cell/>
          <table:table-cell table:formula="of:=IF(['file:///C:/Entwicklung/Weltladen-Kasse/ETL/FAIRTRADE/Mappings/OpenOfficeDocuments/product_category_mapping.ods'#$Tabelle1.E22] &gt;0;['file:///C:/Entwicklung/Weltladen-Kasse/ETL/FAIRTRADE/Mappings/OpenOfficeDocuments/product_category_mapping.ods'#$Tabelle1.E22];&quot;&quot;)" office:value-type="string" office:string-value="SC204;Schmuck">
            <text:p>SC204;Schmuck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table:content-validation-name="val1" office:value-type="string">
            <text:p>SC205;Lederwaren</text:p>
          </table:table-cell>
          <table:table-cell office:value-type="string">
            <text:p>SC017</text:p>
          </table:table-cell>
          <table:table-cell office:value-type="string">
            <text:p>Taschen Indien</text:p>
          </table:table-cell>
          <table:table-cell/>
          <table:table-cell table:formula="of:=IF(['file:///C:/Entwicklung/Weltladen-Kasse/ETL/FAIRTRADE/Mappings/OpenOfficeDocuments/product_category_mapping.ods'#$Tabelle1.E23] &gt;0;['file:///C:/Entwicklung/Weltladen-Kasse/ETL/FAIRTRADE/Mappings/OpenOfficeDocuments/product_category_mapping.ods'#$Tabelle1.E23];&quot;&quot;)" office:value-type="string" office:string-value="SC205;Lederwaren">
            <text:p>SC205;Lederwaren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018</text:p>
          </table:table-cell>
          <table:table-cell office:value-type="string">
            <text:p>Schmuck Nepal</text:p>
          </table:table-cell>
          <table:table-cell/>
          <table:table-cell table:formula="of:=IF(['file:///C:/Entwicklung/Weltladen-Kasse/ETL/FAIRTRADE/Mappings/OpenOfficeDocuments/product_category_mapping.ods'#$Tabelle1.E24] &gt;0;['file:///C:/Entwicklung/Weltladen-Kasse/ETL/FAIRTRADE/Mappings/OpenOfficeDocuments/product_category_mapping.ods'#$Tabelle1.E24];&quot;&quot;)" office:value-type="string" office:string-value="SC206;Keramik">
            <text:p>SC206;Keramik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table:content-validation-name="val1" office:value-type="string">
            <text:p>SC499;sonst. Schreibwaren</text:p>
          </table:table-cell>
          <table:table-cell office:value-type="string">
            <text:p>SC019</text:p>
          </table:table-cell>
          <table:table-cell office:value-type="string">
            <text:p>Infos 7%</text:p>
          </table:table-cell>
          <table:table-cell/>
          <table:table-cell table:formula="of:=IF(['file:///C:/Entwicklung/Weltladen-Kasse/ETL/FAIRTRADE/Mappings/OpenOfficeDocuments/product_category_mapping.ods'#$Tabelle1.E25] &gt;0;['file:///C:/Entwicklung/Weltladen-Kasse/ETL/FAIRTRADE/Mappings/OpenOfficeDocuments/product_category_mapping.ods'#$Tabelle1.E25];&quot;&quot;)" office:value-type="string" office:string-value="SC207;Filzwaren">
            <text:p>SC207;Filzwaren</text:p>
          </table:table-cell>
        </table:table-row>
        <table:table-row table:style-name="ro2">
          <table:table-cell office:value-type="float" office:value="1007">
            <text:p>1007</text:p>
          </table:table-cell>
          <table:table-cell table:content-validation-name="val1" office:value-type="string">
            <text:p>SC206;Keramik</text:p>
          </table:table-cell>
          <table:table-cell office:value-type="string">
            <text:p>SC020</text:p>
          </table:table-cell>
          <table:table-cell office:value-type="string">
            <text:p>Keramik Kapula</text:p>
          </table:table-cell>
          <table:table-cell/>
          <table:table-cell table:formula="of:=IF(['file:///C:/Entwicklung/Weltladen-Kasse/ETL/FAIRTRADE/Mappings/OpenOfficeDocuments/product_category_mapping.ods'#$Tabelle1.E26] &gt;0;['file:///C:/Entwicklung/Weltladen-Kasse/ETL/FAIRTRADE/Mappings/OpenOfficeDocuments/product_category_mapping.ods'#$Tabelle1.E26];&quot;&quot;)" office:value-type="string" office:string-value="SC208;Spielwaren">
            <text:p>SC208;Spielwaren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021</text:p>
          </table:table-cell>
          <table:table-cell office:value-type="string">
            <text:p>Schmuck Kolumbien- Goldschmuck</text:p>
          </table:table-cell>
          <table:table-cell/>
          <table:table-cell table:formula="of:=IF(['file:///C:/Entwicklung/Weltladen-Kasse/ETL/FAIRTRADE/Mappings/OpenOfficeDocuments/product_category_mapping.ods'#$Tabelle1.E27] &gt;0;['file:///C:/Entwicklung/Weltladen-Kasse/ETL/FAIRTRADE/Mappings/OpenOfficeDocuments/product_category_mapping.ods'#$Tabelle1.E27];&quot;&quot;)" office:value-type="string" office:string-value="SC209;Lampen">
            <text:p>SC209;Lampen</text:p>
          </table:table-cell>
        </table:table-row>
        <table:table-row table:style-name="ro2">
          <table:table-cell office:value-type="float" office:value="1602">
            <text:p>1602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22</text:p>
          </table:table-cell>
          <table:table-cell office:value-type="string">
            <text:p>Web- &amp; Knüpfwaren</text:p>
          </table:table-cell>
          <table:table-cell/>
          <table:table-cell table:formula="of:=IF(['file:///C:/Entwicklung/Weltladen-Kasse/ETL/FAIRTRADE/Mappings/OpenOfficeDocuments/product_category_mapping.ods'#$Tabelle1.E28] &gt;0;['file:///C:/Entwicklung/Weltladen-Kasse/ETL/FAIRTRADE/Mappings/OpenOfficeDocuments/product_category_mapping.ods'#$Tabelle1.E28];&quot;&quot;)" office:value-type="string" office:string-value="SC210;Möbel">
            <text:p>SC210;Möbel</text:p>
          </table:table-cell>
        </table:table-row>
        <table:table-row table:style-name="ro2">
          <table:table-cell office:value-type="float" office:value="1501">
            <text:p>1501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23</text:p>
          </table:table-cell>
          <table:table-cell office:value-type="string">
            <text:p>Rindsleder</text:p>
          </table:table-cell>
          <table:table-cell/>
          <table:table-cell table:formula="of:=IF(['file:///C:/Entwicklung/Weltladen-Kasse/ETL/FAIRTRADE/Mappings/OpenOfficeDocuments/product_category_mapping.ods'#$Tabelle1.E29] &gt;0;['file:///C:/Entwicklung/Weltladen-Kasse/ETL/FAIRTRADE/Mappings/OpenOfficeDocuments/product_category_mapping.ods'#$Tabelle1.E29];&quot;&quot;)" office:value-type="string" office:string-value="SC212;Wohntextilien">
            <text:p>SC212;Wohntextilien</text:p>
          </table:table-cell>
        </table:table-row>
        <table:table-row table:style-name="ro2">
          <table:table-cell office:value-type="float" office:value="606">
            <text:p>606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024</text:p>
          </table:table-cell>
          <table:table-cell office:value-type="string">
            <text:p>Schmuck Kolumbien- Naturschmuck</text:p>
          </table:table-cell>
          <table:table-cell/>
          <table:table-cell table:formula="of:=IF(['file:///C:/Entwicklung/Weltladen-Kasse/ETL/FAIRTRADE/Mappings/OpenOfficeDocuments/product_category_mapping.ods'#$Tabelle1.E30] &gt;0;['file:///C:/Entwicklung/Weltladen-Kasse/ETL/FAIRTRADE/Mappings/OpenOfficeDocuments/product_category_mapping.ods'#$Tabelle1.E30];&quot;&quot;)" office:value-type="string" office:string-value="SC213;Kosmetik/Seife">
            <text:p>SC213;Kosmetik/Seife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25</text:p>
          </table:table-cell>
          <table:table-cell office:value-type="string">
            <text:p>Eisenwaren</text:p>
          </table:table-cell>
          <table:table-cell/>
          <table:table-cell table:formula="of:=IF(['file:///C:/Entwicklung/Weltladen-Kasse/ETL/FAIRTRADE/Mappings/OpenOfficeDocuments/product_category_mapping.ods'#$Tabelle1.E31] &gt;0;['file:///C:/Entwicklung/Weltladen-Kasse/ETL/FAIRTRADE/Mappings/OpenOfficeDocuments/product_category_mapping.ods'#$Tabelle1.E31];&quot;&quot;)" office:value-type="string" office:string-value="SC299;sonst. Handwerk">
            <text:p>SC299;sonst. Handwerk</text:p>
          </table:table-cell>
        </table:table-row>
        <table:table-row table:style-name="ro2">
          <table:table-cell office:value-type="float" office:value="609">
            <text:p>609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026</text:p>
          </table:table-cell>
          <table:table-cell office:value-type="string">
            <text:p>Silberschmuck Peru Indacochea's</text:p>
          </table:table-cell>
          <table:table-cell/>
          <table:table-cell table:formula="of:=IF(['file:///C:/Entwicklung/Weltladen-Kasse/ETL/FAIRTRADE/Mappings/OpenOfficeDocuments/product_category_mapping.ods'#$Tabelle1.E32] &gt;0;['file:///C:/Entwicklung/Weltladen-Kasse/ETL/FAIRTRADE/Mappings/OpenOfficeDocuments/product_category_mapping.ods'#$Tabelle1.E32];&quot;&quot;)" office:value-type="string" office:string-value="SC301;T-Shirts">
            <text:p>SC301;T-Shirts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table:content-validation-name="val1" office:value-type="string">
            <text:p>SC203;Kerzen</text:p>
          </table:table-cell>
          <table:table-cell office:value-type="string">
            <text:p>SC027</text:p>
          </table:table-cell>
          <table:table-cell office:value-type="string">
            <text:p>Leuchtsterne</text:p>
          </table:table-cell>
          <table:table-cell/>
          <table:table-cell table:formula="of:=IF(['file:///C:/Entwicklung/Weltladen-Kasse/ETL/FAIRTRADE/Mappings/OpenOfficeDocuments/product_category_mapping.ods'#$Tabelle1.E33] &gt;0;['file:///C:/Entwicklung/Weltladen-Kasse/ETL/FAIRTRADE/Mappings/OpenOfficeDocuments/product_category_mapping.ods'#$Tabelle1.E33];&quot;&quot;)" office:value-type="string" office:string-value="SC302;Hosen">
            <text:p>SC302;Hosen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028</text:p>
          </table:table-cell>
          <table:table-cell office:value-type="string">
            <text:p>Modeschmuck-Philippinen</text:p>
          </table:table-cell>
          <table:table-cell/>
          <table:table-cell table:formula="of:=IF(['file:///C:/Entwicklung/Weltladen-Kasse/ETL/FAIRTRADE/Mappings/OpenOfficeDocuments/product_category_mapping.ods'#$Tabelle1.E34] &gt;0;['file:///C:/Entwicklung/Weltladen-Kasse/ETL/FAIRTRADE/Mappings/OpenOfficeDocuments/product_category_mapping.ods'#$Tabelle1.E34];&quot;&quot;)" office:value-type="string" office:string-value="SC303;Pullover">
            <text:p>SC303;Pullover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029</text:p>
          </table:table-cell>
          <table:table-cell office:value-type="string">
            <text:p>Silberschmuck Indonesien</text:p>
          </table:table-cell>
          <table:table-cell/>
          <table:table-cell table:formula="of:=IF(['file:///C:/Entwicklung/Weltladen-Kasse/ETL/FAIRTRADE/Mappings/OpenOfficeDocuments/product_category_mapping.ods'#$Tabelle1.E35] &gt;0;['file:///C:/Entwicklung/Weltladen-Kasse/ETL/FAIRTRADE/Mappings/OpenOfficeDocuments/product_category_mapping.ods'#$Tabelle1.E35];&quot;&quot;)" office:value-type="string" office:string-value="SC304;Kleider/Röcke">
            <text:p>SC304;Kleider/Röcke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content-validation-name="val1" office:value-type="string">
            <text:p>SC102;Tee</text:p>
          </table:table-cell>
          <table:table-cell office:value-type="string">
            <text:p>SC030</text:p>
          </table:table-cell>
          <table:table-cell office:value-type="string">
            <text:p># Tee</text:p>
          </table:table-cell>
          <table:table-cell/>
          <table:table-cell table:formula="of:=IF(['file:///C:/Entwicklung/Weltladen-Kasse/ETL/FAIRTRADE/Mappings/OpenOfficeDocuments/product_category_mapping.ods'#$Tabelle1.E36] &gt;0;['file:///C:/Entwicklung/Weltladen-Kasse/ETL/FAIRTRADE/Mappings/OpenOfficeDocuments/product_category_mapping.ods'#$Tabelle1.E36];&quot;&quot;)" office:value-type="string" office:string-value="SC305;Tücher/Schals">
            <text:p>SC305;Tücher/Schals</text:p>
          </table:table-cell>
        </table:table-row>
        <table:table-row table:style-name="ro2">
          <table:table-cell office:value-type="float" office:value="603">
            <text:p>603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031</text:p>
          </table:table-cell>
          <table:table-cell office:value-type="string">
            <text:p>Schmuck Chile (Pueblos del Sur)</text:p>
          </table:table-cell>
          <table:table-cell/>
          <table:table-cell table:formula="of:=IF(['file:///C:/Entwicklung/Weltladen-Kasse/ETL/FAIRTRADE/Mappings/OpenOfficeDocuments/product_category_mapping.ods'#$Tabelle1.E37] &gt;0;['file:///C:/Entwicklung/Weltladen-Kasse/ETL/FAIRTRADE/Mappings/OpenOfficeDocuments/product_category_mapping.ods'#$Tabelle1.E37];&quot;&quot;)" office:value-type="string" office:string-value="SC306;Accessoires">
            <text:p>SC306;Accessoires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032</text:p>
          </table:table-cell>
          <table:table-cell office:value-type="string">
            <text:p>Schmuck Indien/ Modeschmuck</text:p>
          </table:table-cell>
          <table:table-cell/>
          <table:table-cell table:formula="of:=IF(['file:///C:/Entwicklung/Weltladen-Kasse/ETL/FAIRTRADE/Mappings/OpenOfficeDocuments/product_category_mapping.ods'#$Tabelle1.E38] &gt;0;['file:///C:/Entwicklung/Weltladen-Kasse/ETL/FAIRTRADE/Mappings/OpenOfficeDocuments/product_category_mapping.ods'#$Tabelle1.E38];&quot;&quot;)" office:value-type="string" office:string-value="SC399;sonst. Bekleidung">
            <text:p>SC399;sonst. Bekleidung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033</text:p>
          </table:table-cell>
          <table:table-cell office:value-type="string">
            <text:p>Schmuck Kolumbien - URU</text:p>
          </table:table-cell>
          <table:table-cell/>
          <table:table-cell table:formula="of:=IF(['file:///C:/Entwicklung/Weltladen-Kasse/ETL/FAIRTRADE/Mappings/OpenOfficeDocuments/product_category_mapping.ods'#$Tabelle1.E39] &gt;0;['file:///C:/Entwicklung/Weltladen-Kasse/ETL/FAIRTRADE/Mappings/OpenOfficeDocuments/product_category_mapping.ods'#$Tabelle1.E39];&quot;&quot;)" office:value-type="string" office:string-value="SC401;Karten">
            <text:p>SC401;Karten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table:content-validation-name="val1" office:value-type="string">
            <text:p>SC499;sonst. Schreibwaren</text:p>
          </table:table-cell>
          <table:table-cell office:value-type="string">
            <text:p>SC034</text:p>
          </table:table-cell>
          <table:table-cell office:value-type="string">
            <text:p>Papierwaren</text:p>
          </table:table-cell>
          <table:table-cell/>
          <table:table-cell table:formula="of:=IF(['file:///C:/Entwicklung/Weltladen-Kasse/ETL/FAIRTRADE/Mappings/OpenOfficeDocuments/product_category_mapping.ods'#$Tabelle1.E40] &gt;0;['file:///C:/Entwicklung/Weltladen-Kasse/ETL/FAIRTRADE/Mappings/OpenOfficeDocuments/product_category_mapping.ods'#$Tabelle1.E40];&quot;&quot;)" office:value-type="string" office:string-value="SC402;Bücher">
            <text:p>SC402;Bücher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035</text:p>
          </table:table-cell>
          <table:table-cell office:value-type="string">
            <text:p>Schmuckzubehör</text:p>
          </table:table-cell>
          <table:table-cell/>
          <table:table-cell table:formula="of:=IF(['file:///C:/Entwicklung/Weltladen-Kasse/ETL/FAIRTRADE/Mappings/OpenOfficeDocuments/product_category_mapping.ods'#$Tabelle1.E41] &gt;0;['file:///C:/Entwicklung/Weltladen-Kasse/ETL/FAIRTRADE/Mappings/OpenOfficeDocuments/product_category_mapping.ods'#$Tabelle1.E41];&quot;&quot;)" office:value-type="string" office:string-value="SC403;Kalender">
            <text:p>SC403;Kalender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036</text:p>
          </table:table-cell>
          <table:table-cell office:value-type="string">
            <text:p>Schmuck Indien</text:p>
          </table:table-cell>
          <table:table-cell/>
          <table:table-cell table:formula="of:=IF(['file:///C:/Entwicklung/Weltladen-Kasse/ETL/FAIRTRADE/Mappings/OpenOfficeDocuments/product_category_mapping.ods'#$Tabelle1.E42] &gt;0;['file:///C:/Entwicklung/Weltladen-Kasse/ETL/FAIRTRADE/Mappings/OpenOfficeDocuments/product_category_mapping.ods'#$Tabelle1.E42];&quot;&quot;)" office:value-type="string" office:string-value="SC404;Blöcke/Hefte/Briefpapier">
            <text:p>SC404;Blöcke/Hefte/Briefpapier</text:p>
          </table:table-cell>
        </table:table-row>
        <table:table-row table:style-name="ro1">
          <table:table-cell office:value-type="float" office:value="9901">
            <text:p>9901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37</text:p>
          </table:table-cell>
          <table:table-cell office:value-type="string">
            <text:p>Ladenbedarf / Verbrauchsmaterial</text:p>
          </table:table-cell>
          <table:table-cell/>
          <table:table-cell table:formula="of:=IF(['file:///C:/Entwicklung/Weltladen-Kasse/ETL/FAIRTRADE/Mappings/OpenOfficeDocuments/product_category_mapping.ods'#$Tabelle1.E43] &gt;0;['file:///C:/Entwicklung/Weltladen-Kasse/ETL/FAIRTRADE/Mappings/OpenOfficeDocuments/product_category_mapping.ods'#$Tabelle1.E43];&quot;&quot;)" office:value-type="string" office:string-value="SC405;Stifte">
            <text:p>SC405;Stifte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table:content-validation-name="val1" office:value-type="string">
            <text:p>SC212;Wohntextilien</text:p>
          </table:table-cell>
          <table:table-cell office:value-type="string">
            <text:p>SC038</text:p>
          </table:table-cell>
          <table:table-cell office:value-type="string">
            <text:p>Hängematten+Sitze</text:p>
          </table:table-cell>
          <table:table-cell/>
          <table:table-cell table:formula="of:=IF(['file:///C:/Entwicklung/Weltladen-Kasse/ETL/FAIRTRADE/Mappings/OpenOfficeDocuments/product_category_mapping.ods'#$Tabelle1.E44] &gt;0;['file:///C:/Entwicklung/Weltladen-Kasse/ETL/FAIRTRADE/Mappings/OpenOfficeDocuments/product_category_mapping.ods'#$Tabelle1.E44];&quot;&quot;)" office:value-type="string" office:string-value="SC406;Fotoalben">
            <text:p>SC406;Fotoalben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039</text:p>
          </table:table-cell>
          <table:table-cell office:value-type="string">
            <text:p>Schmuck Thailand</text:p>
          </table:table-cell>
          <table:table-cell/>
          <table:table-cell table:formula="of:=IF(['file:///C:/Entwicklung/Weltladen-Kasse/ETL/FAIRTRADE/Mappings/OpenOfficeDocuments/product_category_mapping.ods'#$Tabelle1.E45] &gt;0;['file:///C:/Entwicklung/Weltladen-Kasse/ETL/FAIRTRADE/Mappings/OpenOfficeDocuments/product_category_mapping.ods'#$Tabelle1.E45];&quot;&quot;)" office:value-type="string" office:string-value="SC407;CD/DVD">
            <text:p>SC407;CD/DVD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040</text:p>
          </table:table-cell>
          <table:table-cell office:value-type="string">
            <text:p>Schmuck Diverse</text:p>
          </table:table-cell>
          <table:table-cell/>
          <table:table-cell table:formula="of:=IF(['file:///C:/Entwicklung/Weltladen-Kasse/ETL/FAIRTRADE/Mappings/OpenOfficeDocuments/product_category_mapping.ods'#$Tabelle1.E46] &gt;0;['file:///C:/Entwicklung/Weltladen-Kasse/ETL/FAIRTRADE/Mappings/OpenOfficeDocuments/product_category_mapping.ods'#$Tabelle1.E46];&quot;&quot;)" office:value-type="string" office:string-value="SC499;sonst. Schreibwaren">
            <text:p>SC499;sonst. Schreibwaren</text:p>
          </table:table-cell>
        </table:table-row>
        <table:table-row table:style-name="ro2">
          <table:table-cell office:value-type="float" office:value="1303">
            <text:p>1303</text:p>
          </table:table-cell>
          <table:table-cell table:content-validation-name="val1" office:value-type="string">
            <text:p>SC212;Wohntextilien</text:p>
          </table:table-cell>
          <table:table-cell office:value-type="string">
            <text:p>SC041</text:p>
          </table:table-cell>
          <table:table-cell office:value-type="string">
            <text:p>Zubehör Hängematten u. -Sitze</text:p>
          </table:table-cell>
          <table:table-cell/>
          <table:table-cell table:formula="of:=IF(['file:///C:/Entwicklung/Weltladen-Kasse/ETL/FAIRTRADE/Mappings/OpenOfficeDocuments/product_category_mapping.ods'#$Tabelle1.E47] &gt;0;['file:///C:/Entwicklung/Weltladen-Kasse/ETL/FAIRTRADE/Mappings/OpenOfficeDocuments/product_category_mapping.ods'#$Tabelle1.E47];&quot;&quot;)">
            <text:p/>
          </table:table-cell>
        </table:table-row>
        <table:table-row table:style-name="ro1">
          <table:table-cell office:value-type="float" office:value="801">
            <text:p>801</text:p>
          </table:table-cell>
          <table:table-cell table:content-validation-name="val1" office:value-type="string">
            <text:p>SC212;Wohntextilien</text:p>
          </table:table-cell>
          <table:table-cell office:value-type="string">
            <text:p>SC042</text:p>
          </table:table-cell>
          <table:table-cell office:value-type="string">
            <text:p>Wohntextilien</text:p>
          </table:table-cell>
          <table:table-cell/>
          <table:table-cell table:formula="of:=IF(['file:///C:/Entwicklung/Weltladen-Kasse/ETL/FAIRTRADE/Mappings/OpenOfficeDocuments/product_category_mapping.ods'#$Tabelle1.E48] &gt;0;['file:///C:/Entwicklung/Weltladen-Kasse/ETL/FAIRTRADE/Mappings/OpenOfficeDocuments/product_category_mapping.ods'#$Tabelle1.E48];&quot;&quot;)">
            <text:p/>
          </table:table-cell>
        </table:table-row>
        <table:table-row table:style-name="ro2">
          <table:table-cell office:value-type="float" office:value="1402">
            <text:p>1402</text:p>
          </table:table-cell>
          <table:table-cell table:content-validation-name="val1" office:value-type="string">
            <text:p>SC201;Körbe</text:p>
          </table:table-cell>
          <table:table-cell office:value-type="string">
            <text:p>SC043</text:p>
          </table:table-cell>
          <table:table-cell office:value-type="string">
            <text:p>Einkaufskörbe &amp; -Taschen</text:p>
          </table:table-cell>
          <table:table-cell/>
          <table:table-cell table:formula="of:=IF(['file:///C:/Entwicklung/Weltladen-Kasse/ETL/FAIRTRADE/Mappings/OpenOfficeDocuments/product_category_mapping.ods'#$Tabelle1.E49] &gt;0;['file:///C:/Entwicklung/Weltladen-Kasse/ETL/FAIRTRADE/Mappings/OpenOfficeDocuments/product_category_mapping.ods'#$Tabelle1.E49];&quot;&quot;)">
            <text:p/>
          </table:table-cell>
        </table:table-row>
        <table:table-row table:style-name="ro2">
          <table:table-cell office:value-type="float" office:value="1604">
            <text:p>1604</text:p>
          </table:table-cell>
          <table:table-cell table:content-validation-name="val1" office:value-type="string">
            <text:p>SC207;Filzwaren</text:p>
          </table:table-cell>
          <table:table-cell office:value-type="string">
            <text:p>SC044</text:p>
          </table:table-cell>
          <table:table-cell office:value-type="string">
            <text:p>Filzwaren</text:p>
          </table:table-cell>
          <table:table-cell/>
          <table:table-cell table:formula="of:=IF(['file:///C:/Entwicklung/Weltladen-Kasse/ETL/FAIRTRADE/Mappings/OpenOfficeDocuments/product_category_mapping.ods'#$Tabelle1.E50] &gt;0;['file:///C:/Entwicklung/Weltladen-Kasse/ETL/FAIRTRADE/Mappings/OpenOfficeDocuments/product_category_mapping.ods'#$Tabelle1.E50];&quot;&quot;)">
            <text:p/>
          </table:table-cell>
        </table:table-row>
        <table:table-row table:style-name="ro1">
          <table:table-cell office:value-type="float" office:value="1005">
            <text:p>1005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45</text:p>
          </table:table-cell>
          <table:table-cell office:value-type="string">
            <text:p>Hinterglas</text:p>
          </table:table-cell>
          <table:table-cell/>
          <table:table-cell table:formula="of:=IF(['file:///C:/Entwicklung/Weltladen-Kasse/ETL/FAIRTRADE/Mappings/OpenOfficeDocuments/product_category_mapping.ods'#$Tabelle1.E51] &gt;0;['file:///C:/Entwicklung/Weltladen-Kasse/ETL/FAIRTRADE/Mappings/OpenOfficeDocuments/product_category_mapping.ods'#$Tabelle1.E51];&quot;&quot;)">
            <text:p/>
          </table:table-cell>
        </table:table-row>
        <table:table-row table:style-name="ro1">
          <table:table-cell office:value-type="float" office:value="804">
            <text:p>804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46</text:p>
          </table:table-cell>
          <table:table-cell office:value-type="string">
            <text:p>Handwerk Diverse</text:p>
          </table:table-cell>
          <table:table-cell/>
          <table:table-cell table:formula="of:=IF(['file:///C:/Entwicklung/Weltladen-Kasse/ETL/FAIRTRADE/Mappings/OpenOfficeDocuments/product_category_mapping.ods'#$Tabelle1.E52] &gt;0;['file:///C:/Entwicklung/Weltladen-Kasse/ETL/FAIRTRADE/Mappings/OpenOfficeDocuments/product_category_mapping.ods'#$Tabelle1.E52];&quot;&quot;)">
            <text:p/>
          </table:table-cell>
        </table:table-row>
        <table:table-row table:style-name="ro1">
          <table:table-cell office:value-type="float" office:value="1401">
            <text:p>1401</text:p>
          </table:table-cell>
          <table:table-cell table:content-validation-name="val1" office:value-type="string">
            <text:p>SC201;Körbe</text:p>
          </table:table-cell>
          <table:table-cell office:value-type="string">
            <text:p>SC047</text:p>
          </table:table-cell>
          <table:table-cell office:value-type="string">
            <text:p>Haushaltskörbe</text:p>
          </table:table-cell>
          <table:table-cell/>
          <table:table-cell table:formula="of:=IF(['file:///C:/Entwicklung/Weltladen-Kasse/ETL/FAIRTRADE/Mappings/OpenOfficeDocuments/product_category_mapping.ods'#$Tabelle1.E53] &gt;0;['file:///C:/Entwicklung/Weltladen-Kasse/ETL/FAIRTRADE/Mappings/OpenOfficeDocuments/product_category_mapping.ods'#$Tabelle1.E53];&quot;&quot;)">
            <text:p/>
          </table:table-cell>
        </table:table-row>
        <table:table-row table:style-name="ro1">
          <table:table-cell office:value-type="float" office:value="1008">
            <text:p>1008</text:p>
          </table:table-cell>
          <table:table-cell table:content-validation-name="val1" office:value-type="string">
            <text:p>SC206;Keramik</text:p>
          </table:table-cell>
          <table:table-cell office:value-type="string">
            <text:p>SC048</text:p>
          </table:table-cell>
          <table:table-cell office:value-type="string">
            <text:p>Keramik Peru</text:p>
          </table:table-cell>
          <table:table-cell/>
          <table:table-cell table:formula="of:=IF(['file:///C:/Entwicklung/Weltladen-Kasse/ETL/FAIRTRADE/Mappings/OpenOfficeDocuments/product_category_mapping.ods'#$Tabelle1.E54] &gt;0;['file:///C:/Entwicklung/Weltladen-Kasse/ETL/FAIRTRADE/Mappings/OpenOfficeDocuments/product_category_mapping.ods'#$Tabelle1.E54];&quot;&quot;)">
            <text:p/>
          </table:table-cell>
        </table:table-row>
        <table:table-row table:style-name="ro1">
          <table:table-cell office:value-type="float" office:value="1004">
            <text:p>1004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49</text:p>
          </table:table-cell>
          <table:table-cell office:value-type="string">
            <text:p>Glas Marokko</text:p>
          </table:table-cell>
          <table:table-cell/>
          <table:table-cell table:formula="of:=IF(['file:///C:/Entwicklung/Weltladen-Kasse/ETL/FAIRTRADE/Mappings/OpenOfficeDocuments/product_category_mapping.ods'#$Tabelle1.E55] &gt;0;['file:///C:/Entwicklung/Weltladen-Kasse/ETL/FAIRTRADE/Mappings/OpenOfficeDocuments/product_category_mapping.ods'#$Tabelle1.E55];&quot;&quot;)">
            <text:p/>
          </table:table-cell>
        </table:table-row>
        <table:table-row table:style-name="ro1">
          <table:table-cell office:value-type="float" office:value="802">
            <text:p>802</text:p>
          </table:table-cell>
          <table:table-cell table:content-validation-name="val1" office:value-type="string">
            <text:p>SC209;Lampen</text:p>
          </table:table-cell>
          <table:table-cell office:value-type="string">
            <text:p>SC050</text:p>
          </table:table-cell>
          <table:table-cell office:value-type="string">
            <text:p>Lampen + Windlicht Marokko</text:p>
          </table:table-cell>
          <table:table-cell/>
          <table:table-cell table:formula="of:=IF(['file:///C:/Entwicklung/Weltladen-Kasse/ETL/FAIRTRADE/Mappings/OpenOfficeDocuments/product_category_mapping.ods'#$Tabelle1.E56] &gt;0;['file:///C:/Entwicklung/Weltladen-Kasse/ETL/FAIRTRADE/Mappings/OpenOfficeDocuments/product_category_mapping.ods'#$Tabelle1.E56];&quot;&quot;)">
            <text:p/>
          </table:table-cell>
        </table:table-row>
        <table:table-row table:style-name="ro1">
          <table:table-cell office:value-type="float" office:value="303">
            <text:p>303</text:p>
          </table:table-cell>
          <table:table-cell table:content-validation-name="val1" office:value-type="string">
            <text:p>SC101;Süßwaren</text:p>
          </table:table-cell>
          <table:table-cell office:value-type="string">
            <text:p>SC051</text:p>
          </table:table-cell>
          <table:table-cell office:value-type="string">
            <text:p># Schokolade</text:p>
          </table:table-cell>
          <table:table-cell/>
          <table:table-cell table:formula="of:=IF(['file:///C:/Entwicklung/Weltladen-Kasse/ETL/FAIRTRADE/Mappings/OpenOfficeDocuments/product_category_mapping.ods'#$Tabelle1.E57] &gt;0;['file:///C:/Entwicklung/Weltladen-Kasse/ETL/FAIRTRADE/Mappings/OpenOfficeDocuments/product_category_mapping.ods'#$Tabelle1.E57];&quot;&quot;)">
            <text:p/>
          </table:table-cell>
        </table:table-row>
        <table:table-row table:style-name="ro1">
          <table:table-cell office:value-type="float" office:value="1101">
            <text:p>1101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52</text:p>
          </table:table-cell>
          <table:table-cell office:value-type="string">
            <text:p>Draht &amp; Blech</text:p>
          </table:table-cell>
          <table:table-cell/>
          <table:table-cell table:formula="of:=IF(['file:///C:/Entwicklung/Weltladen-Kasse/ETL/FAIRTRADE/Mappings/OpenOfficeDocuments/product_category_mapping.ods'#$Tabelle1.E58] &gt;0;['file:///C:/Entwicklung/Weltladen-Kasse/ETL/FAIRTRADE/Mappings/OpenOfficeDocuments/product_category_mapping.ods'#$Tabelle1.E58];&quot;&quot;)">
            <text:p/>
          </table:table-cell>
        </table:table-row>
        <table:table-row table:style-name="ro1">
          <table:table-cell office:value-type="float" office:value="501">
            <text:p>501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053</text:p>
          </table:table-cell>
          <table:table-cell office:value-type="string">
            <text:p>Schmuck Afrika</text:p>
          </table:table-cell>
          <table:table-cell/>
          <table:table-cell table:formula="of:=IF(['file:///C:/Entwicklung/Weltladen-Kasse/ETL/FAIRTRADE/Mappings/OpenOfficeDocuments/product_category_mapping.ods'#$Tabelle1.E59] &gt;0;['file:///C:/Entwicklung/Weltladen-Kasse/ETL/FAIRTRADE/Mappings/OpenOfficeDocuments/product_category_mapping.ods'#$Tabelle1.E59];&quot;&quot;)">
            <text:p/>
          </table:table-cell>
        </table:table-row>
        <table:table-row table:style-name="ro1">
          <table:table-cell office:value-type="float" office:value="1201">
            <text:p>1201</text:p>
          </table:table-cell>
          <table:table-cell table:content-validation-name="val1" office:value-type="string">
            <text:p>SC303;Pullover</text:p>
          </table:table-cell>
          <table:table-cell office:value-type="string">
            <text:p>SC054</text:p>
          </table:table-cell>
          <table:table-cell office:value-type="string">
            <text:p>Alpaka</text:p>
          </table:table-cell>
          <table:table-cell/>
          <table:table-cell table:formula="of:=IF(['file:///C:/Entwicklung/Weltladen-Kasse/ETL/FAIRTRADE/Mappings/OpenOfficeDocuments/product_category_mapping.ods'#$Tabelle1.E60] &gt;0;['file:///C:/Entwicklung/Weltladen-Kasse/ETL/FAIRTRADE/Mappings/OpenOfficeDocuments/product_category_mapping.ods'#$Tabelle1.E60];&quot;&quot;)">
            <text:p/>
          </table:table-cell>
        </table:table-row>
        <table:table-row table:style-name="ro1">
          <table:table-cell office:value-type="float" office:value="1500">
            <text:p>150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55</text:p>
          </table:table-cell>
          <table:table-cell office:value-type="string">
            <text:p>Leder Bangladesch</text:p>
          </table:table-cell>
          <table:table-cell/>
          <table:table-cell table:formula="of:=IF(['file:///C:/Entwicklung/Weltladen-Kasse/ETL/FAIRTRADE/Mappings/OpenOfficeDocuments/product_category_mapping.ods'#$Tabelle1.E61] &gt;0;['file:///C:/Entwicklung/Weltladen-Kasse/ETL/FAIRTRADE/Mappings/OpenOfficeDocuments/product_category_mapping.ods'#$Tabelle1.E61];&quot;&quot;)">
            <text:p/>
          </table:table-cell>
        </table:table-row>
        <table:table-row table:style-name="ro1">
          <table:table-cell office:value-type="float" office:value="102">
            <text:p>102</text:p>
          </table:table-cell>
          <table:table-cell table:content-validation-name="val1" office:value-type="string">
            <text:p>SC103;Kaffee</text:p>
          </table:table-cell>
          <table:table-cell office:value-type="string">
            <text:p>SC056</text:p>
          </table:table-cell>
          <table:table-cell office:value-type="string">
            <text:p># Rohkaffee</text:p>
          </table:table-cell>
          <table:table-cell/>
          <table:table-cell table:formula="of:=IF(['file:///C:/Entwicklung/Weltladen-Kasse/ETL/FAIRTRADE/Mappings/OpenOfficeDocuments/product_category_mapping.ods'#$Tabelle1.E62] &gt;0;['file:///C:/Entwicklung/Weltladen-Kasse/ETL/FAIRTRADE/Mappings/OpenOfficeDocuments/product_category_mapping.ods'#$Tabelle1.E62];&quot;&quot;)">
            <text:p/>
          </table:table-cell>
        </table:table-row>
        <table:table-row table:style-name="ro2">
          <table:table-cell office:value-type="float" office:value="901">
            <text:p>901</text:p>
          </table:table-cell>
          <table:table-cell table:content-validation-name="val1" office:value-type="string">
            <text:p>SC203;Kerzen</text:p>
          </table:table-cell>
          <table:table-cell office:value-type="string">
            <text:p>SC057</text:p>
          </table:table-cell>
          <table:table-cell office:value-type="string">
            <text:p>Kerzen (Kapula)</text:p>
          </table:table-cell>
          <table:table-cell/>
          <table:table-cell table:formula="of:=IF(['file:///C:/Entwicklung/Weltladen-Kasse/ETL/FAIRTRADE/Mappings/OpenOfficeDocuments/product_category_mapping.ods'#$Tabelle1.E63] &gt;0;['file:///C:/Entwicklung/Weltladen-Kasse/ETL/FAIRTRADE/Mappings/OpenOfficeDocuments/product_category_mapping.ods'#$Tabelle1.E63];&quot;&quot;)">
            <text:p/>
          </table:table-cell>
        </table:table-row>
        <table:table-row table:style-name="ro2">
          <table:table-cell office:value-type="float" office:value="1800">
            <text:p>180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58</text:p>
          </table:table-cell>
          <table:table-cell office:value-type="string">
            <text:p>Baobab-Bäume</text:p>
          </table:table-cell>
          <table:table-cell/>
          <table:table-cell table:formula="of:=IF(['file:///C:/Entwicklung/Weltladen-Kasse/ETL/FAIRTRADE/Mappings/OpenOfficeDocuments/product_category_mapping.ods'#$Tabelle1.E64] &gt;0;['file:///C:/Entwicklung/Weltladen-Kasse/ETL/FAIRTRADE/Mappings/OpenOfficeDocuments/product_category_mapping.ods'#$Tabelle1.E64];&quot;&quot;)">
            <text:p/>
          </table:table-cell>
        </table:table-row>
        <table:table-row table:style-name="ro2">
          <table:table-cell office:value-type="float" office:value="1105">
            <text:p>1105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59</text:p>
          </table:table-cell>
          <table:table-cell office:value-type="string">
            <text:p>Pappmache</text:p>
          </table:table-cell>
          <table:table-cell/>
          <table:table-cell table:formula="of:=IF(['file:///C:/Entwicklung/Weltladen-Kasse/ETL/FAIRTRADE/Mappings/OpenOfficeDocuments/product_category_mapping.ods'#$Tabelle1.E65] &gt;0;['file:///C:/Entwicklung/Weltladen-Kasse/ETL/FAIRTRADE/Mappings/OpenOfficeDocuments/product_category_mapping.ods'#$Tabelle1.E65];&quot;&quot;)">
            <text:p/>
          </table:table-cell>
        </table:table-row>
        <table:table-row table:style-name="ro1">
          <table:table-cell office:value-type="float" office:value="1403">
            <text:p>1403</text:p>
          </table:table-cell>
          <table:table-cell table:content-validation-name="val1" office:value-type="string">
            <text:p>SC205;Lederwaren</text:p>
          </table:table-cell>
          <table:table-cell office:value-type="string">
            <text:p>SC060</text:p>
          </table:table-cell>
          <table:table-cell office:value-type="string">
            <text:p>Saftpack</text:p>
          </table:table-cell>
          <table:table-cell/>
          <table:table-cell table:formula="of:=IF(['file:///C:/Entwicklung/Weltladen-Kasse/ETL/FAIRTRADE/Mappings/OpenOfficeDocuments/product_category_mapping.ods'#$Tabelle1.E66] &gt;0;['file:///C:/Entwicklung/Weltladen-Kasse/ETL/FAIRTRADE/Mappings/OpenOfficeDocuments/product_category_mapping.ods'#$Tabelle1.E66];&quot;&quot;)">
            <text:p/>
          </table:table-cell>
        </table:table-row>
        <table:table-row table:style-name="ro1">
          <table:table-cell office:value-type="float" office:value="1203">
            <text:p>1203</text:p>
          </table:table-cell>
          <table:table-cell table:content-validation-name="val1" office:value-type="string">
            <text:p>SC305;Tücher/Schals</text:p>
          </table:table-cell>
          <table:table-cell office:value-type="string">
            <text:p>SC061</text:p>
          </table:table-cell>
          <table:table-cell office:value-type="string">
            <text:p>Schals</text:p>
          </table:table-cell>
          <table:table-cell/>
          <table:table-cell table:formula="of:=IF(['file:///C:/Entwicklung/Weltladen-Kasse/ETL/FAIRTRADE/Mappings/OpenOfficeDocuments/product_category_mapping.ods'#$Tabelle1.E67] &gt;0;['file:///C:/Entwicklung/Weltladen-Kasse/ETL/FAIRTRADE/Mappings/OpenOfficeDocuments/product_category_mapping.ods'#$Tabelle1.E67];&quot;&quot;)">
            <text:p/>
          </table:table-cell>
        </table:table-row>
        <table:table-row table:style-name="ro1">
          <table:table-cell office:value-type="float" office:value="905">
            <text:p>905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62</text:p>
          </table:table-cell>
          <table:table-cell office:value-type="string">
            <text:p>Speckstein (Indien)</text:p>
          </table:table-cell>
          <table:table-cell/>
          <table:table-cell table:formula="of:=IF(['file:///C:/Entwicklung/Weltladen-Kasse/ETL/FAIRTRADE/Mappings/OpenOfficeDocuments/product_category_mapping.ods'#$Tabelle1.E68] &gt;0;['file:///C:/Entwicklung/Weltladen-Kasse/ETL/FAIRTRADE/Mappings/OpenOfficeDocuments/product_category_mapping.ods'#$Tabelle1.E68];&quot;&quot;)">
            <text:p/>
          </table:table-cell>
        </table:table-row>
        <table:table-row table:style-name="ro2">
          <table:table-cell office:value-type="float" office:value="208">
            <text:p>208</text:p>
          </table:table-cell>
          <table:table-cell table:content-validation-name="val1" office:value-type="string">
            <text:p>SC102;Tee</text:p>
          </table:table-cell>
          <table:table-cell office:value-type="string">
            <text:p>SC063</text:p>
          </table:table-cell>
          <table:table-cell office:value-type="string">
            <text:p># Tee 19% (Lapacho)</text:p>
          </table:table-cell>
          <table:table-cell/>
          <table:table-cell table:formula="of:=IF(['file:///C:/Entwicklung/Weltladen-Kasse/ETL/FAIRTRADE/Mappings/OpenOfficeDocuments/product_category_mapping.ods'#$Tabelle1.E69] &gt;0;['file:///C:/Entwicklung/Weltladen-Kasse/ETL/FAIRTRADE/Mappings/OpenOfficeDocuments/product_category_mapping.ods'#$Tabelle1.E69];&quot;&quot;)">
            <text:p/>
          </table:table-cell>
        </table:table-row>
        <table:table-row table:style-name="ro2">
          <table:table-cell office:value-type="float" office:value="1102">
            <text:p>1102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064</text:p>
          </table:table-cell>
          <table:table-cell office:value-type="string">
            <text:p>Deko (Piel Acida)</text:p>
          </table:table-cell>
          <table:table-cell/>
          <table:table-cell table:formula="of:=IF(['file:///C:/Entwicklung/Weltladen-Kasse/ETL/FAIRTRADE/Mappings/OpenOfficeDocuments/product_category_mapping.ods'#$Tabelle1.E70] &gt;0;['file:///C:/Entwicklung/Weltladen-Kasse/ETL/FAIRTRADE/Mappings/OpenOfficeDocuments/product_category_mapping.ods'#$Tabelle1.E70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1] &gt;0;['file:///C:/Entwicklung/Weltladen-Kasse/ETL/FAIRTRADE/Mappings/OpenOfficeDocuments/product_category_mapping.ods'#$Tabelle1.E71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2] &gt;0;['file:///C:/Entwicklung/Weltladen-Kasse/ETL/FAIRTRADE/Mappings/OpenOfficeDocuments/product_category_mapping.ods'#$Tabelle1.E72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3] &gt;0;['file:///C:/Entwicklung/Weltladen-Kasse/ETL/FAIRTRADE/Mappings/OpenOfficeDocuments/product_category_mapping.ods'#$Tabelle1.E73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4] &gt;0;['file:///C:/Entwicklung/Weltladen-Kasse/ETL/FAIRTRADE/Mappings/OpenOfficeDocuments/product_category_mapping.ods'#$Tabelle1.E7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5] &gt;0;['file:///C:/Entwicklung/Weltladen-Kasse/ETL/FAIRTRADE/Mappings/OpenOfficeDocuments/product_category_mapping.ods'#$Tabelle1.E75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6] &gt;0;['file:///C:/Entwicklung/Weltladen-Kasse/ETL/FAIRTRADE/Mappings/OpenOfficeDocuments/product_category_mapping.ods'#$Tabelle1.E76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7] &gt;0;['file:///C:/Entwicklung/Weltladen-Kasse/ETL/FAIRTRADE/Mappings/OpenOfficeDocuments/product_category_mapping.ods'#$Tabelle1.E77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8] &gt;0;['file:///C:/Entwicklung/Weltladen-Kasse/ETL/FAIRTRADE/Mappings/OpenOfficeDocuments/product_category_mapping.ods'#$Tabelle1.E78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9] &gt;0;['file:///C:/Entwicklung/Weltladen-Kasse/ETL/FAIRTRADE/Mappings/OpenOfficeDocuments/product_category_mapping.ods'#$Tabelle1.E79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0] &gt;0;['file:///C:/Entwicklung/Weltladen-Kasse/ETL/FAIRTRADE/Mappings/OpenOfficeDocuments/product_category_mapping.ods'#$Tabelle1.E80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1] &gt;0;['file:///C:/Entwicklung/Weltladen-Kasse/ETL/FAIRTRADE/Mappings/OpenOfficeDocuments/product_category_mapping.ods'#$Tabelle1.E81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2] &gt;0;['file:///C:/Entwicklung/Weltladen-Kasse/ETL/FAIRTRADE/Mappings/OpenOfficeDocuments/product_category_mapping.ods'#$Tabelle1.E82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3] &gt;0;['file:///C:/Entwicklung/Weltladen-Kasse/ETL/FAIRTRADE/Mappings/OpenOfficeDocuments/product_category_mapping.ods'#$Tabelle1.E83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4] &gt;0;['file:///C:/Entwicklung/Weltladen-Kasse/ETL/FAIRTRADE/Mappings/OpenOfficeDocuments/product_category_mapping.ods'#$Tabelle1.E8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5] &gt;0;['file:///C:/Entwicklung/Weltladen-Kasse/ETL/FAIRTRADE/Mappings/OpenOfficeDocuments/product_category_mapping.ods'#$Tabelle1.E85];&quot;&quot;)">
            <text:p/>
          </table:table-cell>
        </table:table-row>
      </table:table>
      <table:table table:name="'file:///C:/Entwicklung/Weltladen-Kasse/ETL/FAIRTRADE/Mappings/OpenOfficeDocuments/product_category_mapping.ods'#Tabelle1" table:print="false" table:style-name="ta_extref">
        <table:table-source xlink:type="simple" xlink:href="../product_category_mapping.ods" table:table-name="Tabelle1" table:mode="copy-results-only"/>
        <table:table-column table:number-columns-repeated="5"/>
        <table:table-row table:number-rows-repeated="6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SC101;Süßwaren</text:p>
          </table:table-cell>
        </table:table-row>
        <table:table-row>
          <table:table-cell table:number-columns-repeated="4"/>
          <table:table-cell table:style-name="ce1" office:value-type="string">
            <text:p>SC102;Tee</text:p>
          </table:table-cell>
        </table:table-row>
        <table:table-row>
          <table:table-cell table:number-columns-repeated="4"/>
          <table:table-cell table:style-name="ce1" office:value-type="string">
            <text:p>SC103;Kaffee</text:p>
          </table:table-cell>
        </table:table-row>
        <table:table-row>
          <table:table-cell table:number-columns-repeated="4"/>
          <table:table-cell table:style-name="ce1" office:value-type="string">
            <text:p>SC104;Knabberprodukte</text:p>
          </table:table-cell>
        </table:table-row>
        <table:table-row>
          <table:table-cell table:number-columns-repeated="4"/>
          <table:table-cell table:style-name="ce1" office:value-type="string">
            <text:p>SC105;Getreide/Nudeln/Rohware</text:p>
          </table:table-cell>
        </table:table-row>
        <table:table-row>
          <table:table-cell table:number-columns-repeated="4"/>
          <table:table-cell table:style-name="ce1" office:value-type="string">
            <text:p>SC106;Honig/Marmelade</text:p>
          </table:table-cell>
        </table:table-row>
        <table:table-row>
          <table:table-cell table:number-columns-repeated="4"/>
          <table:table-cell table:style-name="ce1" office:value-type="string">
            <text:p>SC107;Soßen/Chutneys</text:p>
          </table:table-cell>
        </table:table-row>
        <table:table-row>
          <table:table-cell table:number-columns-repeated="4"/>
          <table:table-cell table:style-name="ce1" office:value-type="string">
            <text:p>SC108;Gewürze/Kräuter</text:p>
          </table:table-cell>
        </table:table-row>
        <table:table-row>
          <table:table-cell table:number-columns-repeated="4"/>
          <table:table-cell table:style-name="ce1" office:value-type="string">
            <text:p>SC109;Getränke (nichtalkoholisch)</text:p>
          </table:table-cell>
        </table:table-row>
        <table:table-row>
          <table:table-cell table:number-columns-repeated="4"/>
          <table:table-cell table:style-name="ce1" office:value-type="string">
            <text:p>SC110;Getränke (alkoholisch)</text:p>
          </table:table-cell>
        </table:table-row>
        <table:table-row>
          <table:table-cell table:number-columns-repeated="4"/>
          <table:table-cell table:style-name="ce1" office:value-type="string">
            <text:p>SC111;Bewirtung</text:p>
          </table:table-cell>
        </table:table-row>
        <table:table-row>
          <table:table-cell table:number-columns-repeated="4"/>
          <table:table-cell table:style-name="ce1" office:value-type="string">
            <text:p>SC199;sonst. Lebensmittel</text:p>
          </table:table-cell>
        </table:table-row>
        <table:table-row>
          <table:table-cell table:number-columns-repeated="4"/>
          <table:table-cell table:style-name="ce1" office:value-type="string">
            <text:p>SC201;Körbe</text:p>
          </table:table-cell>
        </table:table-row>
        <table:table-row>
          <table:table-cell table:number-columns-repeated="4"/>
          <table:table-cell table:style-name="ce1" office:value-type="string">
            <text:p>SC202;Musikinstrumente</text:p>
          </table:table-cell>
        </table:table-row>
        <table:table-row>
          <table:table-cell table:number-columns-repeated="4"/>
          <table:table-cell table:style-name="ce1" office:value-type="string">
            <text:p>SC203;Kerzen</text:p>
          </table:table-cell>
        </table:table-row>
        <table:table-row>
          <table:table-cell table:number-columns-repeated="4"/>
          <table:table-cell table:style-name="ce1" office:value-type="string">
            <text:p>SC204;Schmuck</text:p>
          </table:table-cell>
        </table:table-row>
        <table:table-row>
          <table:table-cell table:number-columns-repeated="4"/>
          <table:table-cell table:style-name="ce1" office:value-type="string">
            <text:p>SC205;Lederwaren</text:p>
          </table:table-cell>
        </table:table-row>
        <table:table-row>
          <table:table-cell table:number-columns-repeated="4"/>
          <table:table-cell table:style-name="ce1" office:value-type="string">
            <text:p>SC206;Keramik</text:p>
          </table:table-cell>
        </table:table-row>
        <table:table-row>
          <table:table-cell table:number-columns-repeated="4"/>
          <table:table-cell table:style-name="ce1" office:value-type="string">
            <text:p>SC207;Filzwaren</text:p>
          </table:table-cell>
        </table:table-row>
        <table:table-row>
          <table:table-cell table:number-columns-repeated="4"/>
          <table:table-cell table:style-name="ce1" office:value-type="string">
            <text:p>SC208;Spielwaren</text:p>
          </table:table-cell>
        </table:table-row>
        <table:table-row>
          <table:table-cell table:number-columns-repeated="4"/>
          <table:table-cell table:style-name="ce1" office:value-type="string">
            <text:p>SC209;Lampen</text:p>
          </table:table-cell>
        </table:table-row>
        <table:table-row>
          <table:table-cell table:number-columns-repeated="4"/>
          <table:table-cell table:style-name="ce1" office:value-type="string">
            <text:p>SC210;Möbel</text:p>
          </table:table-cell>
        </table:table-row>
        <table:table-row>
          <table:table-cell table:number-columns-repeated="4"/>
          <table:table-cell table:style-name="ce1" office:value-type="string">
            <text:p>SC212;Wohntextilien</text:p>
          </table:table-cell>
        </table:table-row>
        <table:table-row>
          <table:table-cell table:number-columns-repeated="4"/>
          <table:table-cell table:style-name="ce1" office:value-type="string">
            <text:p>SC213;Kosmetik/Seife</text:p>
          </table:table-cell>
        </table:table-row>
        <table:table-row>
          <table:table-cell table:number-columns-repeated="4"/>
          <table:table-cell table:style-name="ce1" office:value-type="string">
            <text:p>SC299;sonst. Handwerk</text:p>
          </table:table-cell>
        </table:table-row>
        <table:table-row>
          <table:table-cell table:number-columns-repeated="4"/>
          <table:table-cell table:style-name="ce1" office:value-type="string">
            <text:p>SC301;T-Shirts</text:p>
          </table:table-cell>
        </table:table-row>
        <table:table-row>
          <table:table-cell table:number-columns-repeated="4"/>
          <table:table-cell table:style-name="ce1" office:value-type="string">
            <text:p>SC302;Hosen</text:p>
          </table:table-cell>
        </table:table-row>
        <table:table-row>
          <table:table-cell table:number-columns-repeated="4"/>
          <table:table-cell table:style-name="ce1" office:value-type="string">
            <text:p>SC303;Pullover</text:p>
          </table:table-cell>
        </table:table-row>
        <table:table-row>
          <table:table-cell table:number-columns-repeated="4"/>
          <table:table-cell table:style-name="ce1" office:value-type="string">
            <text:p>SC304;Kleider/Röcke</text:p>
          </table:table-cell>
        </table:table-row>
        <table:table-row>
          <table:table-cell table:number-columns-repeated="4"/>
          <table:table-cell table:style-name="ce1" office:value-type="string">
            <text:p>SC305;Tücher/Schals</text:p>
          </table:table-cell>
        </table:table-row>
        <table:table-row>
          <table:table-cell table:number-columns-repeated="4"/>
          <table:table-cell table:style-name="ce1" office:value-type="string">
            <text:p>SC306;Accessoires</text:p>
          </table:table-cell>
        </table:table-row>
        <table:table-row>
          <table:table-cell table:number-columns-repeated="4"/>
          <table:table-cell table:style-name="ce1" office:value-type="string">
            <text:p>SC399;sonst. Bekleidung</text:p>
          </table:table-cell>
        </table:table-row>
        <table:table-row>
          <table:table-cell table:number-columns-repeated="4"/>
          <table:table-cell table:style-name="ce1" office:value-type="string">
            <text:p>SC401;Karten</text:p>
          </table:table-cell>
        </table:table-row>
        <table:table-row>
          <table:table-cell table:number-columns-repeated="4"/>
          <table:table-cell table:style-name="ce1" office:value-type="string">
            <text:p>SC402;Bücher</text:p>
          </table:table-cell>
        </table:table-row>
        <table:table-row>
          <table:table-cell table:number-columns-repeated="4"/>
          <table:table-cell table:style-name="ce1" office:value-type="string">
            <text:p>SC403;Kalender</text:p>
          </table:table-cell>
        </table:table-row>
        <table:table-row>
          <table:table-cell table:number-columns-repeated="4"/>
          <table:table-cell table:style-name="ce1" office:value-type="string">
            <text:p>SC404;Blöcke/Hefte/Briefpapier</text:p>
          </table:table-cell>
        </table:table-row>
        <table:table-row>
          <table:table-cell table:number-columns-repeated="4"/>
          <table:table-cell table:style-name="ce1" office:value-type="string">
            <text:p>SC405;Stifte</text:p>
          </table:table-cell>
        </table:table-row>
        <table:table-row>
          <table:table-cell table:number-columns-repeated="4"/>
          <table:table-cell table:style-name="ce1" office:value-type="string">
            <text:p>SC406;Fotoalben</text:p>
          </table:table-cell>
        </table:table-row>
        <table:table-row>
          <table:table-cell table:number-columns-repeated="4"/>
          <table:table-cell table:style-name="ce1" office:value-type="string">
            <text:p>SC407;CD/DVD</text:p>
          </table:table-cell>
        </table:table-row>
        <table:table-row>
          <table:table-cell table:number-columns-repeated="4"/>
          <table:table-cell table:style-name="ce1" office:value-type="string">
            <text:p>SC499;sonst. Schreibwar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7">07.07.2012</text:date>, <text:time>20:53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302</meta:generator>
    <dc:date>2012-07-07T20:53:30.09</dc:date>
    <meta:editing-duration>PT3H5M20S</meta:editing-duration>
    <meta:editing-cycles>9</meta:editing-cycles>
    <meta:document-statistic meta:table-count="1" meta:cell-count="340" meta:object-count="0"/>
  </office:meta>
</office:document-meta>
</file>